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7ef" officeooo:paragraph-rsid="000657ef"/>
    </style:style>
    <style:style style:name="P2" style:family="paragraph" style:parent-style-name="Standard" style:list-style-name="L1">
      <style:text-properties officeooo:paragraph-rsid="000657ef"/>
    </style:style>
    <style:style style:name="P3" style:family="paragraph" style:parent-style-name="Standard" style:list-style-name="L1">
      <style:text-properties officeooo:rsid="0007a8a2" officeooo:paragraph-rsid="0007a8a2"/>
    </style:style>
    <style:style style:name="P4" style:family="paragraph" style:parent-style-name="Standard">
      <style:text-properties officeooo:rsid="0008781a" officeooo:paragraph-rsid="0008781a"/>
    </style:style>
    <style:style style:name="T1" style:family="text">
      <style:text-properties officeooo:rsid="000657ef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2 :</text:p>
      <text:p text:style-name="P1">1- conception de base de données</text:p>
      <text:p text:style-name="P1">2- identification et définition des différents acteurs :</text:p>
      <text:list xml:id="list481474553" text:style-name="L1">
        <text:list-item>
          <text:p text:style-name="P2"><text:span text:style-name="T1">gérant : il gère les employées, les finances et les fournisseurs</text:span></text:p>
        </text:list-item>
        <text:list-item>
          <text:p text:style-name="P3">livreur : il charger les produits et les livre aux client</text:p>
        </text:list-item>
        <text:list-item>
          <text:p text:style-name="P3">client : il prospecte le magasin, achète les produits ou passe sa commande et il peut aussi réclamer en cas d’erreur</text:p>
        </text:list-item>
        <text:list-item>
          <text:p text:style-name="P3">vendeur : il traite les réclamations des clients, encaisse l’argent payer par les clients, passe les commandes auprès des fournisseurs pour le stockage dans son magasin</text:p>
        </text:list-item>
        <text:list-item>
          <text:p text:style-name="P3">responsable  de stock : il prépare la marchandise, réceptionne la marchandise et peut aussi passer la commande.</text:p>
        </text:list-item>
      </text:list>
      <text:p text:style-name="P4">3- attribution des ro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0:43:51.405218583</meta:creation-date>
    <dc:date>2021-12-02T11:55:41.607612942</dc:date>
    <meta:editing-duration>PT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12" meta:character-count="643" meta:non-whitespace-character-count="544"/>
  </office:meta>
</office:document-meta>
</file>